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94cm" fo:min-width="0.84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212cm" svg:stroke-color="#000000" draw:marker-start-width="0.518cm" draw:marker-end-width="0.518cm" draw:fill-color="#ffffff" draw:textarea-horizontal-align="justify" draw:textarea-vertical-align="middle" draw:auto-grow-height="false" fo:min-height="0.882cm" fo:min-width="0.632cm" fo:padding-top="0.231cm" fo:padding-bottom="0.231cm" fo:padding-left="0.356cm" fo:padding-right="0.356cm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stroke="none" svg:stroke-color="#000000" draw:fill="none" draw:fill-color="#ffffff" fo:min-height="0.9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.9cm" svg:height="1.9cm" svg:x="4.1cm" svg:y="5.3cm">
          <text:p text:style-name="P1">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9cm" svg:height="1.9cm" svg:x="10.1cm" svg:y="5.301cm">
          <text:p text:style-name="P1">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-0.848cm" svg:x1="5.05cm" svg:y1="5.3cm" svg:x2="11.05cm" svg:y2="5.301cm" draw:start-shape="id1" draw:start-glue-point="4" draw:end-shape="id2" draw:end-glue-point="4" svg:d="M5050 5300c0-2179 6000-2180 6000 1" svg:viewBox="0 0 6001 1636">
          <text:p text:style-name="P1"/>
        </draw:connector>
        <draw:connector draw:style-name="gr4" draw:text-style-name="P4" draw:layer="layout" draw:type="curve" draw:line-skew="0.746cm" svg:x1="11.05cm" svg:y1="7.201cm" svg:x2="5.05cm" svg:y2="7.2cm" draw:start-shape="id2" draw:start-glue-point="8" draw:end-shape="id1" draw:end-glue-point="8" svg:d="M11050 7201c0 2029-6000 2030-6000-1" svg:viewBox="0 0 6001 1524">
          <text:p/>
        </draw:connector>
        <draw:connector draw:style-name="gr4" draw:text-style-name="P4" draw:layer="layout" draw:type="curve" draw:line-skew="0cm 1.193cm" svg:x1="11.05cm" svg:y1="5.301cm" svg:x2="11.05cm" svg:y2="7.201cm" draw:start-shape="id2" draw:start-glue-point="4" draw:end-shape="id2" draw:end-glue-point="8" svg:d="M11050 5301c0-909 2750-606 2750 950 0 1557-2750 1860-2750 950" svg:viewBox="0 0 2751 2920">
          <text:p/>
        </draw:connector>
        <draw:frame draw:style-name="gr5" draw:text-style-name="P6" draw:layer="layout" svg:width="6.4cm" svg:height="1.273cm" svg:x="4.9cm" svg:y="8.7cm">
          <draw:text-box>
            <text:p text:style-name="P5"><text:span text:style-name="T1">Текущий символ не является буквой или цифрой</text:span></text:p>
          </draw:text-box>
        </draw:frame>
        <draw:frame draw:style-name="gr6" draw:text-style-name="P7" draw:layer="layout" svg:width="2.4cm" svg:height="0.962cm" svg:x="13.619cm" svg:y="5.719cm">
          <draw:text-box>
            <text:p text:style-name="P1">иначе</text:p>
          </draw:text-box>
        </draw:frame>
        <draw:custom-shape draw:style-name="gr7" draw:text-style-name="P8" draw:layer="layout" svg:width="0.4cm" svg:height="1.5cm" draw:transform="rotate (1.5707963267949) translate (2.6cm 6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7.8cm" svg:height="1.225cm" svg:x="4.3cm" svg:y="2.5cm">
          <draw:text-box>
            <text:p text:style-name="P5"><text:span text:style-name="T1">После проверки возвращаемся в базовое состояни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4:23:34.450000000</meta:creation-date>
    <dc:date>2016-08-30T15:30:54.442000000</dc:date>
    <meta:editing-duration>PT1M10S</meta:editing-duration>
    <meta:editing-cycles>1</meta:editing-cycles>
    <meta:document-statistic meta:object-count="9"/>
    <meta:generator>LibreOffice/5.1.4.2$Windows_x86 LibreOffice_project/f99d75f39f1c57ebdd7ffc5f42867c12031db97a</meta:generator>
  </office:meta>
</office:document-meta>
</file>